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0000" draw:fill-gradient-name="Gradient_20_1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1.468cm" svg:height="1.272cm" svg:x="4.566cm" svg:y="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468cm" svg:height="1.272cm" svg:x="7.066cm" svg:y="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1.468cm" svg:height="1.272cm" svg:x="9.666cm" svg:y="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468cm" svg:height="1.272cm" svg:x="12.166cm" svg:y="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1.468cm" svg:height="1.272cm" svg:x="14.866cm" svg:y="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72cm" svg:height="0.568cm" svg:x="10.015cm" svg:y="4.6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073cm" svg:height="0.568cm" svg:x="7.315cm" svg:y="4.6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081cm" svg:height="0.568cm" svg:x="4.815cm" svg:y="4.6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073cm" svg:height="0.568cm" svg:x="12.415cm" svg:y="4.6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073cm" svg:height="0.568cm" svg:x="15.115cm" svg:y="4.61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1" draw:layer="layout" draw:type="curve" svg:x1="9.88cm" svg:y1="4.407cm" svg:x2="10.918cm" svg:y2="4.407cm" draw:start-shape="id1" draw:start-glue-point="5" draw:end-shape="id1" draw:end-glue-point="11" svg:d="m9880 4407c0-1029 1038-1029 1038 0">
          <text:p/>
        </draw:connector>
        <draw:connector draw:style-name="gr3" draw:text-style-name="P1" draw:layer="layout" draw:type="curve" svg:x1="9.88cm" svg:y1="4.407cm" svg:x2="7.8cm" svg:y2="4.222cm" draw:start-shape="id1" draw:start-glue-point="5" draw:end-shape="id2" svg:d="m9880 4407c0-1029-2080-936-2080-185">
          <text:p/>
        </draw:connector>
        <draw:connector draw:style-name="gr3" draw:text-style-name="P1" draw:layer="layout" draw:type="curve" svg:x1="9.88cm" svg:y1="4.407cm" svg:x2="5.3cm" svg:y2="4.222cm" draw:start-shape="id1" draw:start-glue-point="5" draw:end-shape="id3" svg:d="m9880 4407c0-1029-4580-936-4580-185">
          <text:p/>
        </draw:connector>
        <draw:connector draw:style-name="gr3" draw:text-style-name="P1" draw:layer="layout" draw:type="curve" svg:x1="10.918cm" svg:y1="4.407cm" svg:x2="12.9cm" svg:y2="4.222cm" draw:start-shape="id1" draw:start-glue-point="11" draw:end-shape="id4" svg:d="m10918 4407c0-1029 1982-936 1982-185">
          <text:p/>
        </draw:connector>
        <draw:connector draw:style-name="gr3" draw:text-style-name="P1" draw:layer="layout" draw:type="curve" svg:x1="10.918cm" svg:y1="4.407cm" svg:x2="15.599cm" svg:y2="4.222cm" draw:start-shape="id1" draw:start-glue-point="11" draw:end-shape="id5" draw:end-glue-point="4" svg:d="m10918 4407c0-1029 4681-936 4681-185">
          <text:p/>
        </draw:connector>
        <draw:frame draw:style-name="gr2" draw:layer="layout" svg:width="0.894cm" svg:height="0.568cm" svg:x="9.915cm" svg:y="3.07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247cm" svg:height="0.568cm" svg:x="6.615cm" svg:y="3.5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255cm" svg:height="0.568cm" svg:x="4.115cm" svg:y="3.5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247cm" svg:height="0.568cm" svg:x="12.815cm" svg:y="3.5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.255cm" svg:height="0.568cm" svg:x="15.515cm" svg:y="3.5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4" draw:text-style-name="P1" draw:layer="layout" svg:width="0.247cm" svg:height="0.197cm" svg:x="3.468cm" svg:y="4.83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3.069cm" svg:y="4.839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4" draw:text-style-name="P1" draw:layer="layout" svg:width="0.247cm" svg:height="0.197cm" svg:x="2.67cm" svg:y="4.8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17.769cm" svg:y="4.8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17.37cm" svg:y="4.8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0.247cm" svg:height="0.197cm" svg:x="16.971cm" svg:y="4.84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curve" draw:line-skew="-0.373cm" svg:x1="10.918cm" svg:y1="4.407cm" svg:x2="17.434cm" svg:y2="4.39cm" draw:start-shape="id1" draw:start-glue-point="11" svg:d="m10918 4407c0-1588 6516-1580 6516-17">
          <text:p/>
        </draw:connector>
        <draw:connector draw:style-name="gr5" draw:text-style-name="P1" draw:layer="layout" draw:type="curve" draw:line-skew="-0.35cm" svg:x1="9.88cm" svg:y1="4.407cm" svg:x2="3.206cm" svg:y2="4.464cm" draw:start-shape="id1" draw:start-glue-point="5" svg:d="m9880 4407c0-1554-6674-1582-6674 57">
          <text:p/>
        </draw:connector>
        <draw:frame draw:style-name="gr2" draw:layer="layout" svg:width="0.872cm" svg:height="0.529cm" svg:x="2.116cm" svg:y="3.5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872cm" svg:height="0.529cm" svg:x="17.516cm" svg:y="3.574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2T14:37:49</meta:creation-date>
    <dc:date>2009-08-02T14:38:02</dc:date>
    <meta:editing-duration>PT00H00M15S</meta:editing-duration>
    <meta:editing-cycles>1</meta:editing-cycles>
    <meta:document-statistic meta:object-count="30"/>
    <meta:generator>OpenOffice.org/3.1$Linux OpenOffice.org_project/310m11$Build-9399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P</math:mi>
      <math:msub>
        <math:mi>L</math:mi>
        <math:mi>i</math:mi>
      </math:msub>
    </math:msub>
    <math:annotation math:encoding="StarMath 5.0">P_{L_i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row>
          <math:msub>
            <math:mi>L</math:mi>
            <math:mi>i</math:mi>
          </math:msub>
          <math:mo math:stretchy="false">+</math:mo>
          <math:mn>2</math:mn>
        </math:mrow>
      </math:mrow>
    </math:msub>
    <math:annotation math:encoding="StarMath 5.0">S_{i,L_i + 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n>...</math:mn>
      </math:mrow>
    </math:msub>
    <math:annotation math:encoding="StarMath 5.0">S_{i,...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n>...</math:mn>
      </math:mrow>
    </math:msub>
    <math:annotation math:encoding="StarMath 5.0">S_{i,...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−</math:mo>
        <math:mn>1</math:mn>
      </math:mrow>
    </math:msub>
    <math:annotation math:encoding="StarMath 5.0">P_{L_i - 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−</math:mo>
        <math:mn>2</math:mn>
      </math:mrow>
    </math:msub>
    <math:annotation math:encoding="StarMath 5.0">P_{L_i - 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+</math:mo>
        <math:mn>1</math:mn>
      </math:mrow>
    </math:msub>
    <math:annotation math:encoding="StarMath 5.0">P_{L_i + 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P</math:mi>
      <math:mrow>
        <math:msub>
          <math:mi>L</math:mi>
          <math:mi>i</math:mi>
        </math:msub>
        <math:mo math:stretchy="false">+</math:mo>
        <math:mn>2</math:mn>
      </math:mrow>
    </math:msub>
    <math:annotation math:encoding="StarMath 5.0">P_{L_i + 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sub>
          <math:mi>L</math:mi>
          <math:mi>i</math:mi>
        </math:msub>
      </math:mrow>
    </math:msub>
    <math:annotation math:encoding="StarMath 5.0">S_{i,L_i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row>
          <math:msub>
            <math:mi>L</math:mi>
            <math:mi>i</math:mi>
          </math:msub>
          <math:mo math:stretchy="false">−</math:mo>
          <math:mn>1</math:mn>
        </math:mrow>
      </math:mrow>
    </math:msub>
    <math:annotation math:encoding="StarMath 5.0">S_{i,L_i - 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row>
          <math:msub>
            <math:mi>L</math:mi>
            <math:mi>i</math:mi>
          </math:msub>
          <math:mo math:stretchy="false">−</math:mo>
          <math:mn>2</math:mn>
        </math:mrow>
      </math:mrow>
    </math:msub>
    <math:annotation math:encoding="StarMath 5.0">S_{i,L_i - 2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S</math:mi>
      <math:mrow>
        <math:mi>i</math:mi>
        <math:mi>,</math:mi>
        <math:mrow>
          <math:msub>
            <math:mi>L</math:mi>
            <math:mi>i</math:mi>
          </math:msub>
          <math:mo math:stretchy="false">+</math:mo>
          <math:mn>1</math:mn>
        </math:mrow>
      </math:mrow>
    </math:msub>
    <math:annotation math:encoding="StarMath 5.0">S_{i,L_i + 1}</math:annotation>
  </math:semantics>
</math:math>
</file>